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isabledAndDirtiesContextTestCase.t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fig.disposableB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abledAndDirtiesContextTestCase.t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EnabledIfAndDirtiesContextTests.contextShouldBeClosedForEnabledTest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EnabledIfAndDirtiesContextTests.re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abledIfAndDirtiesContextTests.contextShouldBeClosedForDisabledTest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